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Text_20_body">
      <style:text-properties officeooo:rsid="0037a41c" officeooo:paragraph-rsid="0037a41c"/>
    </style:style>
    <style:style style:name="P3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4" style:family="paragraph" style:parent-style-name="Heading_20_1">
      <style:text-properties officeooo:paragraph-rsid="002540c9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7"/>
    <style:style style:name="P7" style:family="paragraph" style:parent-style-name="Standard" style:list-style-name="L7">
      <style:text-properties officeooo:paragraph-rsid="003a34c6"/>
    </style:style>
    <style:style style:name="P8" style:family="paragraph" style:parent-style-name="Standard" style:list-style-name="L7">
      <style:text-properties officeooo:rsid="003a34c6" officeooo:paragraph-rsid="003a34c6"/>
    </style:style>
    <style:style style:name="P9" style:family="paragraph" style:parent-style-name="Text_20_body" style:list-style-name="L1">
      <style:text-properties officeooo:rsid="0017fe7d" officeooo:paragraph-rsid="0017fe7d"/>
    </style:style>
    <style:style style:name="P10" style:family="paragraph" style:parent-style-name="Text_20_body" style:list-style-name="L1">
      <style:text-properties officeooo:rsid="001d0544" officeooo:paragraph-rsid="001d0544"/>
    </style:style>
    <style:style style:name="P11" style:family="paragraph" style:parent-style-name="Text_20_body" style:list-style-name="L2">
      <style:text-properties officeooo:rsid="0014868c" officeooo:paragraph-rsid="0014868c"/>
    </style:style>
    <style:style style:name="P12" style:family="paragraph" style:parent-style-name="Text_20_body" style:list-style-name="L2">
      <style:text-properties officeooo:rsid="0014868c" officeooo:paragraph-rsid="001d0544"/>
    </style:style>
    <style:style style:name="P13" style:family="paragraph" style:parent-style-name="Text_20_body" style:list-style-name="L2">
      <style:text-properties officeooo:rsid="0014868c" officeooo:paragraph-rsid="001634b5"/>
    </style:style>
    <style:style style:name="P14" style:family="paragraph" style:parent-style-name="Text_20_body" style:list-style-name="L3">
      <style:text-properties officeooo:paragraph-rsid="000d6d5d"/>
    </style:style>
    <style:style style:name="P15" style:family="paragraph" style:parent-style-name="Text_20_body" style:list-style-name="L3">
      <style:text-properties officeooo:rsid="0019d5a3" officeooo:paragraph-rsid="0019d5a3"/>
    </style:style>
    <style:style style:name="P16" style:family="paragraph" style:parent-style-name="Text_20_body" style:list-style-name="L3">
      <style:text-properties officeooo:rsid="0019d5a3" officeooo:paragraph-rsid="001bd771"/>
    </style:style>
    <style:style style:name="P17" style:family="paragraph" style:parent-style-name="Text_20_body" style:list-style-name="L3">
      <style:text-properties officeooo:rsid="0019d5a3" officeooo:paragraph-rsid="001afc15"/>
    </style:style>
    <style:style style:name="P18" style:family="paragraph" style:parent-style-name="Text_20_body" style:list-style-name="L3">
      <style:text-properties officeooo:rsid="001f1685" officeooo:paragraph-rsid="003424ec"/>
    </style:style>
    <style:style style:name="P19" style:family="paragraph" style:parent-style-name="Text_20_body" style:list-style-name="L3">
      <style:text-properties officeooo:rsid="0020bc47" officeooo:paragraph-rsid="0020bc47"/>
    </style:style>
    <style:style style:name="P20" style:family="paragraph" style:parent-style-name="Text_20_body" style:list-style-name="L4">
      <style:text-properties officeooo:rsid="002c0aa0" officeooo:paragraph-rsid="002c0aa0"/>
    </style:style>
    <style:style style:name="P21" style:family="paragraph" style:parent-style-name="Text_20_body" style:list-style-name="L5">
      <style:text-properties officeooo:rsid="002540c9" officeooo:paragraph-rsid="002540c9"/>
    </style:style>
    <style:style style:name="P22" style:family="paragraph" style:parent-style-name="Text_20_body" style:list-style-name="L5">
      <style:text-properties style:text-underline-style="none" officeooo:rsid="002cb8cc" officeooo:paragraph-rsid="002cb8cc"/>
    </style:style>
    <style:style style:name="P23" style:family="paragraph" style:parent-style-name="Text_20_body" style:list-style-name="L5">
      <style:text-properties officeooo:rsid="00286c9b" officeooo:paragraph-rsid="00286c9b"/>
    </style:style>
    <style:style style:name="P24" style:family="paragraph" style:parent-style-name="Text_20_body" style:list-style-name="L6">
      <style:text-properties officeooo:rsid="002f27e7" officeooo:paragraph-rsid="002f27e7"/>
    </style:style>
    <style:style style:name="P25" style:family="paragraph" style:parent-style-name="Text_20_body" style:list-style-name="L6">
      <style:text-properties officeooo:rsid="003630ec" officeooo:paragraph-rsid="003630ec"/>
    </style:style>
    <style:style style:name="P26" style:family="paragraph" style:parent-style-name="Text_20_body" style:list-style-name="L6">
      <style:text-properties officeooo:rsid="0037a41c" officeooo:paragraph-rsid="0037a41c"/>
    </style:style>
    <style:style style:name="P27" style:family="paragraph" style:parent-style-name="Text_20_body" style:list-style-name="L6">
      <style:text-properties officeooo:rsid="00328460" officeooo:paragraph-rsid="00328460"/>
    </style:style>
    <style:style style:name="P28" style:family="paragraph" style:parent-style-name="Text_20_body" style:list-style-name="L7">
      <style:text-properties officeooo:rsid="003345e9" officeooo:paragraph-rsid="003345e9"/>
    </style:style>
    <style:style style:name="P29" style:family="paragraph" style:parent-style-name="Text_20_body" style:list-style-name="">
      <style:paragraph-properties fo:line-height="115%"/>
      <style:text-properties officeooo:rsid="003345e9" officeooo:paragraph-rsid="003345e9"/>
    </style:style>
    <style:style style:name="P30" style:family="paragraph" style:parent-style-name="Text_20_body" style:list-style-name="L7">
      <style:paragraph-properties fo:break-before="page"/>
      <style:text-properties officeooo:rsid="003a34c6" officeooo:paragraph-rsid="003a34c6"/>
    </style:style>
    <style:style style:name="P31" style:family="paragraph" style:parent-style-name="Text_20_body" style:list-style-name="L7">
      <style:text-properties officeooo:rsid="003a34c6" officeooo:paragraph-rsid="003a34c6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764d0"/>
    </style:style>
    <style:style style:name="T15" style:family="text">
      <style:text-properties officeooo:rsid="00286c9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style:text-underline-style="solid" style:text-underline-width="auto" style:text-underline-color="font-color" officeooo:rsid="002c0aa0"/>
    </style:style>
    <style:style style:name="T19" style:family="text">
      <style:text-properties officeooo:rsid="0029f293"/>
    </style:style>
    <style:style style:name="T20" style:family="text">
      <style:text-properties officeooo:rsid="002c0aa0"/>
    </style:style>
    <style:style style:name="T21" style:family="text">
      <style:text-properties officeooo:rsid="002cb8cc"/>
    </style:style>
    <style:style style:name="T22" style:family="text">
      <style:text-properties officeooo:rsid="002f27e7"/>
    </style:style>
    <style:style style:name="T23" style:family="text">
      <style:text-properties officeooo:rsid="003424ec"/>
    </style:style>
    <style:style style:name="T24" style:family="text">
      <style:text-properties officeooo:rsid="00374344"/>
    </style:style>
    <style:style style:name="T25" style:family="text">
      <style:text-properties officeooo:rsid="00389d6f"/>
    </style:style>
    <style:style style:name="T26" style:family="text">
      <style:text-properties fo:color="#00bf00" loext:opacity="100%" style:font-name="Lucida Console" fo:font-size="9pt" style:font-size-asian="9pt"/>
    </style:style>
    <style:style style:name="T27" style:family="text">
      <style:text-properties fo:color="#bf00bf" loext:opacity="100%" style:font-name="Lucida Console" fo:font-size="9pt" style:font-size-asian="9pt"/>
    </style:style>
    <style:style style:name="T28" style:family="text">
      <style:text-properties fo:color="#bfbf00" loext:opacity="100%" style:font-name="Lucida Console" fo:font-size="9pt" style:font-size-asian="9pt"/>
    </style:style>
    <style:style style:name="T29" style:family="text">
      <style:text-properties fo:color="#00bfbf" loext:opacity="100%" style:font-name="Lucida Console" fo:font-size="9pt" style:font-size-asian="9pt"/>
    </style:style>
    <style:style style:name="T30" style:family="text">
      <style:text-properties style:use-window-font-color="true" loext:opacity="0%" style:font-name="Lucida Console" fo:font-size="9pt" style:font-size-asian="9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3">Main </text:span><text:span text:style-name="T1">gedoe</text:span><text:span text:style-name="T13">:</text:span></text:h>
      <text:list xml:id="list879683745" text:style-name="L1">
        <text:list-item>
          <text:p text:style-name="P9">Speler class heeft minimaal twee borden (Eigen en Oponent)</text:p>
        </text:list-item>
        <text:list-item>
          <text:p text:style-name="P9">Schip class moete weten of en waar het geraakt is en afhankelijk daarvan weten of het gezonken is. (status ‘false’)</text:p>
        </text:list-item>
        <text:list-item>
          <text:p text:style-name="P9">Bord class heeft een lijst van geplaatste schepen. </text:p>
          <text:list>
            <text:list-item>
              <text:p text:style-name="P10">Moet op basuis van Vloor status <text:s/>kunnen vaststellen <text:s/>of het spel nog geldig is.</text:p>
            </text:list-item>
          </text:list>
        </text:list-item>
      </text:list>
      <text:h text:style-name="P4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1757870550" text:style-name="L2">
        <text:list-item>
          <text:p text:style-name="P11">Maak lijst van te plaatsen (tp) schepen die player bezit. <text:span text:style-name="T5">(de ‘Vloot’ is standaard)</text:span></text:p>
        </text:list-item>
        <text:list-item>
          <text:p text:style-name="P11">Blijf Zoeken voor een tp schip zolang de lijst niet leeg is. <text:s/>(rekening houden met reeds geplaatste schepen) :</text:p>
          <text:list>
            <text:list-item>
              <text:p text:style-name="P11">Maak lijst van <text:span text:style-name="T4">lege</text:span> pl<text:span text:style-name="T4">ekken</text:span><text:span text:style-name="T3">.</text:span></text:p>
              <text:list>
                <text:list-item>
                  <text:p text:style-name="P12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13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11">Plaatst het schip. <text:span text:style-name="T10">Registreer de coordinaten in het object</text:span></text:p>
        </text:list-item>
      </text:list>
      <text:h text:style-name="Heading_20_1" text:outline-level="1">Doe een zet:</text:h>
      <text:list xml:id="list876775727" text:style-name="L3">
        <text:list-item>
          <text:p text:style-name="P14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 </text:span><text:span text:style-name="T23">bij de ‘andere’ observer</text:span><text:span text:style-name="T5">. </text:span></text:p>
          <text:list>
            <text:list-item>
              <text:p text:style-name="P15">Niet <text:span text:style-name="T8">gevonden </text:span>: ‘De Plons’</text:p>
            </text:list-item>
            <text:list-item>
              <text:p text:style-name="P16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5"><text:span text:style-name="T11">Vaststellen of het</text:span> desbetreffende schip volledig lek is :</text:p>
          <text:list>
            <text:list-item>
              <text:p text:style-name="P15"><text:span text:style-name="T11">Ja : </text:span>‘De Gezonken’ <text:span text:style-name="T7">situatie vaststellen.</text:span></text:p>
              <text:list>
                <text:list-item>
                  <text:p text:style-name="P18">Schip status ‘Gezonken’ op true zetten <text:span text:style-name="T23">(bij de ‘andere’ observer)</text:span><text:span text:style-name="T5">. </text:span></text:p>
                </text:list-item>
              </text:list>
            </text:list-item>
            <text:list-item>
              <text:p text:style-name="P19">Nee : </text:p>
              <text:list>
                <text:list-item>
                  <text:p text:style-name="P18">Schip status ‘Gezonken’ op <text:span text:style-name="T12">false</text:span> zetten <text:span text:style-name="T23">(bij de ‘andere’ observer)</text:span>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30415410698436" text:continue-numbering="true" text:style-name="L3">
        <text:list-item>
          <text:p text:style-name="P15">als alle schepen van desbetreffende vloot zijn gezonken :</text:p>
          <text:list>
            <text:list-item>
              <text:p text:style-name="P17">Bij vloot object<text:span text:style-name="T7"> ‘De Verloren’ <text:s/>situatie vast<text:tab/>vaststellen.</text:span></text:p>
            </text:list-item>
            <text:list-item>
              <text:p text:style-name="P19">Eindig game.</text:p>
              <text:list>
                <text:list-item>
                  <text:list>
                    <text:list-item>
                      <text:p text:style-name="P17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h text:style-name="P5" text:outline-level="1">Algoritmes :</text:h>
      <text:h text:style-name="Heading_20_2" text:outline-level="2"><text:tab/>Plaatsen schepen. <text:span text:style-name="T14">Zie :</text:span> <text:bookmark-ref text:reference-format="chapter" text:ref-name="__RefHeading___Toc393_3616917275">2</text:bookmark-ref><text:tab/></text:h>
      <text:list xml:id="list897742483" text:style-name="L4">
        <text:list-item>
          <text:p text:style-name="P20">Doorloop de vloot per schip <text:span text:style-name="T21">(langste eerst).</text:span></text:p>
        </text:list-item>
      </text:list>
      <text:list xml:id="list81879179" text:style-name="L5">
        <text:list-item>
          <text:list>
            <text:list-item>
              <text:p text:style-name="P21">Doorloop de lijst van schepen van een player.</text:p>
              <text:list>
                <text:list-item>
                  <text:p text:style-name="P21">Maak een lijkt van locaties die ingenomen zijn door <text:span text:style-name="T20">gebufferde</text:span> schepen. (eerste keer <text:span text:style-name="T15">dus </text:span>leeg !), <text:span text:style-name="T20">doe dit dus voor elk te plaatsen schip weer opnieuw </text:span></text:p>
                </text:list-item>
                <text:list-item>
                  <text:p text:style-name="P21">Maak een lijst van lege plekken waar het schip terecht zou kunnen (zowel x als y richting<text:span text:style-name="T19">)</text:span>.</text:p>
                </text:list-item>
                <text:list-item>
                  <text:p text:style-name="P21">Kies als de lijst <text:span text:style-name="T21">van lege plekken </text:span>niet leeg is random een plek <text:span text:style-name="T21">voor het schip.</text:span></text:p>
                  <text:list>
                    <text:list-item>
                      <text:p text:style-name="P21">Lege lijst : stoppen ! Vloot kennelijk te groot :) <text:span text:style-name="T15">R</text:span><text:span text:style-name="T17">eturn false</text:span></text:p>
                    </text:list-item>
                  </text:list>
                </text:list-item>
                <text:list-item>
                  <text:p text:style-name="P22"><text:span text:style-name="T15">Z</text:span>et het schip ‘op de kaart’ !</text:p>
                </text:list-item>
              </text:list>
            </text:list-item>
            <text:list-item>
              <text:p text:style-name="P23"><text:span text:style-name="T16">Return true </text:span><text:span text:style-name="T18">(voorlopig)</text:span><text:span text:style-name="T16">.</text:span></text:p>
            </text:list-item>
          </text:list>
        </text:list-item>
      </text:list>
      <text:h text:style-name="Heading_20_2" text:outline-level="2"><text:bookmark-start text:name="__RefHeading___Toc1193_3616917275"/><text:span text:style-name="T22"><text:tab/>Zoek lege plaatsen </text:span><text:span text:style-name="T22"><text:bookmark-ref text:reference-format="chapter" text:ref-name="__RefHeading___Toc1193_3616917275"/></text:span><text:bookmark-end text:name="__RefHeading___Toc1193_3616917275"/></text:h>
      <text:list xml:id="list1171230580" text:style-name="L6">
        <text:list-item>
          <text:p text:style-name="P24">Ga uit van geordende locatie lijst (op x dan y) ; voorbeeld schip van lengte 3</text:p>
        </text:list-item>
        <text:list-item>
          <text:p text:style-name="P25">Bepaal vanaf current locatie t/m next locatie wat de ‘lengte’ is tussen beide.</text:p>
          <text:list>
            <text:list-item>
              <text:p text:style-name="P25">Lengte is eerst verschil de twee x’en <text:s/>en dan veschil tussen de twee y’en.</text:p>
              <text:list>
                <text:list-item>
                  <text:p text:style-name="P25">Next – Curr. &lt; <text:span text:style-name="T24">X</text:span> <text:span text:style-name="T24">lengte (hor) =&gt; put on the list</text:span></text:p>
                </text:list-item>
                <text:list-item>
                  <text:p text:style-name="P26">Next – Curr &gt; X put lege regels <text:span text:style-name="T25">( lengte modulo x) <text:s text:c="2"/></text:span>on the list.</text:p>
                </text:list-item>
              </text:list>
            </text:list-item>
          </text:list>
        </text:list-item>
      </text:list>
      <text:p text:style-name="P2"><text:tab/></text:p>
      <text:p text:style-name="P2"/>
      <text:list xml:id="list230415923766875" text:continue-numbering="true" text:style-name="L6">
        <text:list-item>
          <text:list>
            <text:list-item>
              <text:list>
                <text:list-item>
                  <text:p text:style-name="P27">Doe het vorige maar dan in dee Y richting </text:p>
                </text:list-item>
                <text:list-item>
                  <text:p text:style-name="P27">Als de lijst met lege postitieds leeg is dan kan het schip niet geplaatst worden.</text:p>
                  <text:list>
                    <text:list-item>
                      <text:p text:style-name="P27">Einde verhaal</text:p>
                    </text:list-item>
                  </text:list>
                </text:list-item>
                <text:list-item>
                  <text:p text:style-name="P27">Afsluiten met lijst lege posities.</text:p>
                </text:list-item>
              </text:list>
            </text:list-item>
          </text:list>
        </text:list-item>
      </text:list>
      <text:h text:style-name="Heading_20_2" text:outline-level="2"><text:tab/>Plaats het schip.</text:h>
      <text:list xml:id="list1274669756" text:style-name="L7">
        <text:list-item>
          <text:p text:style-name="P28">Met de lijst van lege locaties in de hand zoek random een plek uit de lijst om het schip te plaatsen.</text:p>
        </text:list-item>
      </text:list>
      <text:p text:style-name="P29"/>
      <text:list xml:id="list230416157867771" text:continue-numbering="true" text:style-name="L7">
        <text:list-header>
          <text:p text:style-name="P30">Git Actions.</text:p>
          <text:p text:style-name="P31">Forceer een push als de remote kant niet weet wat te doen.<text:line-break/>Dit kwam door een active branch (Factoring ?) te mergen met main, en main de actieve branch te laten zijn. (Dus niet ‘Factoring’ ? Branch). Dit klopt niet met de ….</text:p>
          <text:p text:style-name="P31"/>
          <text:p text:style-name="P8"><draw:frame draw:style-name="fr1" draw:name="Frame1" text:anchor-type="paragraph" svg:x="1.0909in" svg:y="-0.0575in" svg:width="5.578in" draw:z-index="0"><draw:text-box fo:min-height="2.2382in"><text:list xml:id="list230416228082487" text:continue-numbering="true" text:style-name="L7"><text:list-item><text:p text:style-name="P8"><text:span text:style-name="T26">Willem@DESKTOP-6EL4C69 </text:span><text:span text:style-name="T27">MINGW64 </text:span><text:span text:style-name="T28">/d/Workspaces/C#/Games/BattleShipMix/BattleShip</text:span><text:span text:style-name="T29"> (main)</text:span></text:p><text:list><text:list-item><text:p text:style-name="P7"><text:span text:style-name="T30">$ git push --force 'https://github.com/wjwinter59/BattleShipMix.git'</text:span></text:p></text:list-item><text:list-item><text:p text:style-name="P7"><text:span text:style-name="T30">Enumerating objects: 130, done.</text:span></text:p></text:list-item><text:list-item><text:p text:style-name="P7"><text:span text:style-name="T30">Counting objects: 100% (130/130), done.</text:span></text:p></text:list-item><text:list-item><text:p text:style-name="P7"><text:span text:style-name="T30">Delta compression using up to 16 threads</text:span></text:p></text:list-item><text:list-item><text:p text:style-name="P7"><text:span text:style-name="T30">Compressing objects: 100% (97/97), done.</text:span></text:p></text:list-item><text:list-item><text:p text:style-name="P7"><text:span text:style-name="T30">Writing objects: 100% (102/102), 50.42 KiB | 4.58 MiB/s, done.</text:span></text:p></text:list-item><text:list-item><text:p text:style-name="P7"><text:span text:style-name="T30">Total 102 (delta 59), reused 6 (delta 3), pack-reused 0</text:span></text:p></text:list-item><text:list-item><text:p text:style-name="P7"><text:span text:style-name="T30">remote: Resolving deltas: 100% (59/59), completed with 17 local objects.</text:span></text:p></text:list-item><text:list-item><text:p text:style-name="P7"><text:span text:style-name="T30">To https://github.com/wjwinter59/BattleShipMix.git</text:span></text:p></text:list-item></text:list></text:list-item><text:list-item><text:p text:style-name="P7"><text:span text:style-name="T30"><text:s/>+ 5062056...46b83c0 main -&gt; main (forced update)</text:span></text:p></text:list-item></text:list></draw:text-box></draw:frame><text:span text:style-name="T26"/></text:p>
          <text:p text:style-name="P8"><text:span text:style-name="T26"/></text:p>
        </text:list-header>
        <text:list-item>
          <text:p text:style-name="P7"><text:span text:style-name="T30"/></text:p>
          <text:p text:style-name="P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3-01-05T23:04:14.214000000</dc:date>
    <meta:editing-duration>P3DT5H59M27S</meta:editing-duration>
    <meta:editing-cycles>26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4" meta:paragraph-count="67" meta:word-count="650" meta:character-count="3557" meta:non-whitespace-character-count="3009"/>
  </office:meta>
</office:document-meta>
</file>